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15.97mm" svg:height="170.4mm" svg:x="112.16mm" svg:y="59.88mm">
            <loext:p draw:notify-on-update-of-ranges="Sheet1.B1:Sheet1.B1 Sheet1.B3:Sheet1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4.79mm" svg:height="160.1mm" svg:x="112.91mm" svg:y="231.92mm">
            <loext:p draw:notify-on-update-of-ranges="Sheet1.B1:Sheet1.B1 Sheet1.B2:Sheet1.B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6.08mm" svg:height="123.56mm" svg:x="112.9mm" svg:y="54.19mm">
            <loext:p draw:notify-on-update-of-ranges="Sheet1.C1:Sheet1.C1 Sheet1.C2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2476.695883" calcext:value-type="float">
            <text:p>312476.695883</text:p>
          </table:table-cell>
          <table:table-cell office:value-type="float" office:value="50.3890116223" calcext:value-type="float">
            <text:p>50.3890116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3687.178415" calcext:value-type="float">
            <text:p>183687.178415</text:p>
          </table:table-cell>
          <table:table-cell office:value-type="float" office:value="50.8020363078" calcext:value-type="float">
            <text:p>50.80203630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833.76249" calcext:value-type="float">
            <text:p>176833.76249</text:p>
          </table:table-cell>
          <table:table-cell office:value-type="float" office:value="49.7934876573" calcext:value-type="float">
            <text:p>49.79348765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828.584545" calcext:value-type="float">
            <text:p>174828.584545</text:p>
          </table:table-cell>
          <table:table-cell office:value-type="float" office:value="49.466909999" calcext:value-type="float">
            <text:p>49.466909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252.654887" calcext:value-type="float">
            <text:p>174252.654887</text:p>
          </table:table-cell>
          <table:table-cell office:value-type="float" office:value="50.0144078379" calcext:value-type="float">
            <text:p>50.0144078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4037.113681" calcext:value-type="float">
            <text:p>174037.113681</text:p>
          </table:table-cell>
          <table:table-cell office:value-type="float" office:value="51.2534818942" calcext:value-type="float">
            <text:p>51.25348189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915.307025" calcext:value-type="float">
            <text:p>173915.307025</text:p>
          </table:table-cell>
          <table:table-cell office:value-type="float" office:value="52.1659782922" calcext:value-type="float">
            <text:p>52.1659782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3857.124246" calcext:value-type="float">
            <text:p>173857.124246</text:p>
          </table:table-cell>
          <table:table-cell office:value-type="float" office:value="53.2225530689" calcext:value-type="float">
            <text:p>53.22255306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3815.487602" calcext:value-type="float">
            <text:p>173815.487602</text:p>
          </table:table-cell>
          <table:table-cell office:value-type="float" office:value="54.1446546922" calcext:value-type="float">
            <text:p>54.1446546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788.022315" calcext:value-type="float">
            <text:p>173788.022315</text:p>
          </table:table-cell>
          <table:table-cell office:value-type="float" office:value="54.9995197387" calcext:value-type="float">
            <text:p>54.99951973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3769.015862" calcext:value-type="float">
            <text:p>173769.015862</text:p>
          </table:table-cell>
          <table:table-cell office:value-type="float" office:value="55.9408318125" calcext:value-type="float">
            <text:p>55.9408318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3752.220059" calcext:value-type="float">
            <text:p>173752.220059</text:p>
          </table:table-cell>
          <table:table-cell office:value-type="float" office:value="56.7668811834" calcext:value-type="float">
            <text:p>56.76688118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742.491431" calcext:value-type="float">
            <text:p>173742.491431</text:p>
          </table:table-cell>
          <table:table-cell office:value-type="float" office:value="57.6217462299" calcext:value-type="float">
            <text:p>57.62174622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3737.806341" calcext:value-type="float">
            <text:p>173737.806341</text:p>
          </table:table-cell>
          <table:table-cell office:value-type="float" office:value="58.3805590241" calcext:value-type="float">
            <text:p>58.3805590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734.510943" calcext:value-type="float">
            <text:p>173734.510943</text:p>
          </table:table-cell>
          <table:table-cell office:value-type="float" office:value="59.0529247911" calcext:value-type="float">
            <text:p>59.05292479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731.969995" calcext:value-type="float">
            <text:p>173731.969995</text:p>
          </table:table-cell>
          <table:table-cell office:value-type="float" office:value="59.7541062338" calcext:value-type="float">
            <text:p>59.7541062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3729.398947" calcext:value-type="float">
            <text:p>173729.398947</text:p>
          </table:table-cell>
          <table:table-cell office:value-type="float" office:value="60.4552876765" calcext:value-type="float">
            <text:p>60.45528767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726.340025" calcext:value-type="float">
            <text:p>173726.340025</text:p>
          </table:table-cell>
          <table:table-cell office:value-type="float" office:value="61.108442993" calcext:value-type="float">
            <text:p>61.1084429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723.980345" calcext:value-type="float">
            <text:p>173723.980345</text:p>
          </table:table-cell>
          <table:table-cell office:value-type="float" office:value="61.7519930842" calcext:value-type="float">
            <text:p>61.75199308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3723.274802" calcext:value-type="float">
            <text:p>173723.274802</text:p>
          </table:table-cell>
          <table:table-cell office:value-type="float" office:value="62.654884257" calcext:value-type="float">
            <text:p>62.6548842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723.084438" calcext:value-type="float">
            <text:p>173723.084438</text:p>
          </table:table-cell>
          <table:table-cell office:value-type="float" office:value="63.6250120065" calcext:value-type="float">
            <text:p>63.6250120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3722.857289" calcext:value-type="float">
            <text:p>173722.857289</text:p>
          </table:table-cell>
          <table:table-cell office:value-type="float" office:value="64.9601383152" calcext:value-type="float">
            <text:p>64.9601383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3722.750735" calcext:value-type="float">
            <text:p>173722.750735</text:p>
          </table:table-cell>
          <table:table-cell office:value-type="float" office:value="66.8235520123" calcext:value-type="float">
            <text:p>66.82355201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3722.642944" calcext:value-type="float">
            <text:p>173722.642944</text:p>
          </table:table-cell>
          <table:table-cell office:value-type="float" office:value="68.6389395831" calcext:value-type="float">
            <text:p>68.63893958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3722.441443" calcext:value-type="float">
            <text:p>173722.441443</text:p>
          </table:table-cell>
          <table:table-cell office:value-type="float" office:value="69.1960426472" calcext:value-type="float">
            <text:p>69.19604264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3722.377617" calcext:value-type="float">
            <text:p>173722.377617</text:p>
          </table:table-cell>
          <table:table-cell office:value-type="float" office:value="69.2632792239" calcext:value-type="float">
            <text:p>69.26327922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3722.358838" calcext:value-type="float">
            <text:p>173722.358838</text:p>
          </table:table-cell>
          <table:table-cell office:value-type="float" office:value="69.2824896744" calcext:value-type="float">
            <text:p>69.28248967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3722.339498" calcext:value-type="float">
            <text:p>173722.339498</text:p>
          </table:table-cell>
          <table:table-cell office:value-type="float" office:value="69.2824896744" calcext:value-type="float">
            <text:p>69.28248967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3722.339498" calcext:value-type="float">
            <text:p>173722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723.339498" calcext:value-type="float">
            <text:p>173723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3724.339498" calcext:value-type="float">
            <text:p>173724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3725.339498" calcext:value-type="float">
            <text:p>173725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3726.339498" calcext:value-type="float">
            <text:p>173726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3727.339498" calcext:value-type="float">
            <text:p>173727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3728.339498" calcext:value-type="float">
            <text:p>173728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3729.339498" calcext:value-type="float">
            <text:p>173729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3730.339498" calcext:value-type="float">
            <text:p>173730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3731.339498" calcext:value-type="float">
            <text:p>173731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3732.339498" calcext:value-type="float">
            <text:p>173732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3733.339498" calcext:value-type="float">
            <text:p>173733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3734.339498" calcext:value-type="float">
            <text:p>173734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3735.339498" calcext:value-type="float">
            <text:p>173735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3736.339498" calcext:value-type="float">
            <text:p>173736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3737.339498" calcext:value-type="float">
            <text:p>173737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3738.339498" calcext:value-type="float">
            <text:p>173738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3739.339498" calcext:value-type="float">
            <text:p>173739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3740.339498" calcext:value-type="float">
            <text:p>173740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3741.339498" calcext:value-type="float">
            <text:p>173741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3742.339498" calcext:value-type="float">
            <text:p>173742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3743.339498" calcext:value-type="float">
            <text:p>173743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3744.339498" calcext:value-type="float">
            <text:p>173744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3745.339498" calcext:value-type="float">
            <text:p>173745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3746.339498" calcext:value-type="float">
            <text:p>173746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3747.339498" calcext:value-type="float">
            <text:p>173747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748.339498" calcext:value-type="float">
            <text:p>173748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749.339498" calcext:value-type="float">
            <text:p>173749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3750.339498" calcext:value-type="float">
            <text:p>173750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3751.339498" calcext:value-type="float">
            <text:p>173751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3752.339498" calcext:value-type="float">
            <text:p>173752.339498</text:p>
          </table:table-cell>
          <table:table-cell office:value-type="float" office:value="69.2920948996" calcext:value-type="float">
            <text:p>69.2920948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3753.339498" calcext:value-type="float">
            <text:p>173753.339498</text:p>
          </table:table-cell>
          <table:table-cell office:value-type="float" office:value="69.3113053501" calcext:value-type="float">
            <text:p>69.3113053501</text:p>
          </table:table-cell>
        </table:table-row>
        <table:table-row table:style-name="ro1">
          <table:table-cell/>
          <table:table-cell office:value-type="float" office:value="61.23" calcext:value-type="float">
            <text:p>61.23</text:p>
          </table:table-cell>
          <table:table-cell office:value-type="float" office:value="42132.0826478" calcext:value-type="float">
            <text:p>42132.08264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6:13:11.239970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03:22.126927899</meta:creation-date>
    <dc:date>2017-04-21T16:46:37.075651559</dc:date>
    <meta:editing-duration>PT32M31S</meta:editing-duration>
    <meta:editing-cycles>8</meta:editing-cycles>
    <meta:generator>LibreOffice/5.1.6.2$Linux_X86_64 LibreOffice_project/10m0$Build-2</meta:generator>
    <meta:document-statistic meta:table-count="1" meta:cell-count="1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1000" chart:maximum="43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98cm" svg:height="17.041cm" xlink:href=".." xlink:type="simple" chart:class="chart:line" chart:style-name="ch1">
        <chart:title svg:x="14.274cm" svg:y="0.475cm" chart:style-name="ch2">
          <text:p>J vs Iterations</text:p>
        </chart:title>
        <chart:legend chart:legend-position="end" svg:x="30.069cm" svg:y="8.221cm" style:legend-expansion="high" chart:style-name="ch3"/>
        <chart:plot-area chart:style-name="ch4" table:cell-range-address="Sheet1.B1:Sheet1.B1 Sheet1.B3:Sheet1.B40" chart:data-source-has-labels="row" svg:x="1.629cm" svg:y="1.608cm" svg:width="27.809cm" svg:height="14.125cm">
          <chartooo:coordinate-region svg:x="2.872cm" svg:y="1.807cm" svg:width="26.366cm" svg:height="13.279cm"/>
          <chart:axis chart:dimension="x" chart:name="primary-x" chart:style-name="ch5">
            <chart:title svg:x="14.047cm" svg:y="16.074cm" chart:style-name="ch6">
              <text:p>Number of Iterations</text:p>
            </chart:title>
          </chart:axis>
          <chart:axis chart:dimension="y" chart:name="primary-y" chart:style-name="ch7">
            <chart:title svg:x="0.451cm" svg:y="9.17cm" chart:style-name="ch8">
              <text:p>J(c, u)</text:p>
            </chart:title>
            <chart:grid chart:style-name="ch9" chart:class="major"/>
          </chart:axis>
          <chart:series chart:style-name="ch10" chart:values-cell-range-address="Sheet1.B3:Sheet1.B40" chart:label-cell-address="Sheet1.B1:Sheet1.B1" chart:class="chart:line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687.178415">
                <text:p>183687.178415</text:p>
                <draw:g>
                  <svg:desc>Sheet1.B3:Sheet1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833.76249">
                <text:p>176833.76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828.584545">
                <text:p>174828.584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252.654887">
                <text:p>174252.654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037.113681">
                <text:p>174037.113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915.307025">
                <text:p>173915.307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857.124246">
                <text:p>173857.124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815.487602">
                <text:p>173815.487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788.022315">
                <text:p>173788.0223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769.015862">
                <text:p>173769.01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752.220059">
                <text:p>173752.220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742.491431">
                <text:p>173742.4914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737.806341">
                <text:p>173737.806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734.510943">
                <text:p>173734.510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731.969995">
                <text:p>173731.969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729.398947">
                <text:p>173729.398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726.340025">
                <text:p>173726.340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723.980345">
                <text:p>173723.980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723.274802">
                <text:p>173723.2748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723.084438">
                <text:p>173723.084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722.857289">
                <text:p>173722.857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722.750735">
                <text:p>173722.750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722.642944">
                <text:p>173722.64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722.441443">
                <text:p>173722.4414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722.377617">
                <text:p>173722.377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722.358838">
                <text:p>173722.3588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722.339498">
                <text:p>173722.3394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722.339498">
                <text:p>173722.339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723.339498">
                <text:p>173723.339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724.339498">
                <text:p>173724.339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725.339498">
                <text:p>173725.339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726.339498">
                <text:p>173726.339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727.339498">
                <text:p>173727.339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728.339498">
                <text:p>173728.339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729.339498">
                <text:p>173729.339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730.339498">
                <text:p>173730.339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731.339498">
                <text:p>173731.339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732.339498">
                <text:p>173732.339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7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8cm" svg:height="16.011cm" xlink:href=".." xlink:type="simple" chart:class="chart:line" chart:style-name="ch1">
        <chart:title svg:x="14.215cm" svg:y="0.455cm" chart:style-name="ch2">
          <text:p>J vs Iterations</text:p>
        </chart:title>
        <chart:legend chart:legend-position="end" svg:x="29.951cm" svg:y="7.706cm" style:legend-expansion="high" chart:style-name="ch3"/>
        <chart:plot-area chart:style-name="ch4" table:cell-range-address="Sheet1.B1:Sheet1.B61" chart:data-source-has-labels="row" svg:x="1.627cm" svg:y="1.568cm" svg:width="27.695cm" svg:height="13.155cm">
          <chartooo:coordinate-region svg:x="3.069cm" svg:y="1.767cm" svg:width="26.053cm" svg:height="12.309cm"/>
          <chart:axis chart:dimension="x" chart:name="primary-x" chart:style-name="ch5">
            <chart:title svg:x="13.988cm" svg:y="15.044cm" chart:style-name="ch6">
              <text:p>Number of Iterations</text:p>
            </chart:title>
          </chart:axis>
          <chart:axis chart:dimension="y" chart:name="primary-y" chart:style-name="ch7">
            <chart:title svg:x="0.451cm" svg:y="8.645cm" chart:style-name="ch8">
              <text:p>J(c, u)</text:p>
            </chart:title>
            <chart:grid chart:style-name="ch9" chart:class="major"/>
          </chart:axis>
          <chart:series chart:style-name="ch10" chart:values-cell-range-address="Sheet1.B2:Sheet1.B61" chart:label-cell-address="Sheet1.B1:Sheet1.B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476.695883">
                <text:p>312476.695883</text:p>
                <draw:g>
                  <svg:desc>Sheet1.B2:Sheet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3687.178415">
                <text:p>183687.178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833.76249">
                <text:p>176833.76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828.584545">
                <text:p>174828.584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252.654887">
                <text:p>174252.654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037.113681">
                <text:p>174037.113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915.307025">
                <text:p>173915.307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857.124246">
                <text:p>173857.124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815.487602">
                <text:p>173815.487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788.022315">
                <text:p>173788.022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769.015862">
                <text:p>173769.015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752.220059">
                <text:p>173752.220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742.491431">
                <text:p>173742.491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737.806341">
                <text:p>173737.806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734.510943">
                <text:p>173734.510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731.969995">
                <text:p>173731.969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729.398947">
                <text:p>173729.398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726.340025">
                <text:p>173726.340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723.980345">
                <text:p>173723.9803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723.274802">
                <text:p>173723.274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723.084438">
                <text:p>173723.084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722.857289">
                <text:p>173722.8572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722.750735">
                <text:p>173722.7507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722.642944">
                <text:p>173722.6429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722.441443">
                <text:p>173722.4414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722.377617">
                <text:p>173722.377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722.358838">
                <text:p>173722.358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722.339498">
                <text:p>173722.339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722.339498">
                <text:p>173722.3394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723.339498">
                <text:p>173723.3394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724.339498">
                <text:p>173724.339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725.339498">
                <text:p>173725.339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726.339498">
                <text:p>173726.3394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727.339498">
                <text:p>173727.339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728.339498">
                <text:p>173728.339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729.339498">
                <text:p>173729.339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730.339498">
                <text:p>173730.339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731.339498">
                <text:p>173731.3394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732.339498">
                <text:p>173732.339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733.339498">
                <text:p>173733.3394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734.339498">
                <text:p>173734.33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735.339498">
                <text:p>173735.339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736.339498">
                <text:p>173736.339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737.339498">
                <text:p>173737.339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738.339498">
                <text:p>173738.3394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739.339498">
                <text:p>173739.3394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740.339498">
                <text:p>173740.339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741.339498">
                <text:p>173741.339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742.339498">
                <text:p>173742.3394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743.339498">
                <text:p>173743.339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744.339498">
                <text:p>173744.3394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745.339498">
                <text:p>173745.339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3746.339498">
                <text:p>173746.339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3747.339498">
                <text:p>173747.339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3748.339498">
                <text:p>173748.3394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749.339498">
                <text:p>173749.339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750.339498">
                <text:p>173750.339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751.339498">
                <text:p>173751.339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752.339498">
                <text:p>173752.3394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753.339498">
                <text:p>173753.339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45" chart:maximum="7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09cm" svg:height="12.357cm" xlink:href=".." xlink:type="simple" chart:class="chart:line" chart:style-name="ch1">
        <chart:title svg:x="13.439cm" svg:y="0.382cm" chart:style-name="ch2">
          <text:p>Accuracy vs Iterations</text:p>
        </chart:title>
        <chart:legend chart:legend-position="end" svg:x="28.77cm" svg:y="5.879cm" style:legend-expansion="high" chart:style-name="ch3"/>
        <chart:plot-area chart:style-name="ch4" table:cell-range-address="Sheet1.C1:Sheet1.C61" chart:data-source-has-labels="row" svg:x="1.63cm" svg:y="1.422cm" svg:width="26.508cm" svg:height="9.72cm">
          <chartooo:coordinate-region svg:x="2.278cm" svg:y="1.621cm" svg:width="25.661cm" svg:height="8.874cm"/>
          <chart:axis chart:dimension="x" chart:name="primary-x" chart:style-name="ch5">
            <chart:title svg:x="13.398cm" svg:y="11.39cm" chart:style-name="ch6">
              <text:p>Number of Iterations</text:p>
            </chart:title>
          </chart:axis>
          <chart:axis chart:dimension="y" chart:name="primary-y" chart:style-name="ch7">
            <chart:title svg:x="0.451cm" svg:y="6.987cm" chart:style-name="ch8">
              <text:p>Accuracy</text:p>
            </chart:title>
            <chart:grid chart:style-name="ch9" chart:class="major"/>
          </chart:axis>
          <chart:series chart:style-name="ch10" chart:values-cell-range-address="Sheet1.C2:Sheet1.C61" chart:label-cell-address="Sheet1.C1:Sheet1.C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3890116223">
                <text:p>50.3890116223</text:p>
                <draw:g>
                  <svg:desc>Sheet1.C2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8020363078">
                <text:p>50.802036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7934876573">
                <text:p>49.7934876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466909999">
                <text:p>49.46690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144078379">
                <text:p>50.0144078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2534818942">
                <text:p>51.2534818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1659782922">
                <text:p>52.165978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2225530689">
                <text:p>53.2225530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1446546922">
                <text:p>54.14465469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9995197387">
                <text:p>54.9995197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9408318125">
                <text:p>55.940831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7668811834">
                <text:p>56.7668811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.6217462299">
                <text:p>57.6217462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3805590241">
                <text:p>58.3805590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0529247911">
                <text:p>59.0529247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7541062338">
                <text:p>59.7541062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4552876765">
                <text:p>60.4552876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108442993">
                <text:p>61.108442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7519930842">
                <text:p>61.751993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654884257">
                <text:p>62.654884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6250120065">
                <text:p>63.6250120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9601383152">
                <text:p>64.9601383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8235520123">
                <text:p>66.8235520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6389395831">
                <text:p>68.63893958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.1960426472">
                <text:p>69.1960426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2632792239">
                <text:p>69.26327922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2824896744">
                <text:p>69.282489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2824896744">
                <text:p>69.2824896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3113053501">
                <text:p>69.31130535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.2920948996">
                <text:p>69.2920948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3113053501">
                <text:p>69.3113053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